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33cc66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158cm"/>
    </style:style>
    <style:style style:name="gr3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025cm" fo:padding-bottom="0.025cm" fo:padding-left="0.025cm" fo:padding-right="0.025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svg:stroke-width="0.1cm" draw:marker-start="Arrow" draw:marker-start-width="0.45cm" draw:marker-end="Arrow" draw:marker-end-width="0.45cm" draw:textarea-horizontal-align="center" draw:textarea-vertical-align="middle" fo:padding-top="0.05cm" fo:padding-bottom="0.05cm" fo:padding-left="0.05cm" fo:padding-right="0.05cm"/>
    </style:style>
    <style:style style:name="gr6" style:family="graphic" style:parent-style-name="standard">
      <style:graphic-properties draw:fill-color="#eb613d" draw:opacity="50%" draw:textarea-horizontal-align="center" draw:textarea-vertical-align="top" fo:padding-top="0.2cm" draw:shadow-opacity="50%"/>
    </style:style>
    <style:style style:name="gr7" style:family="graphic" style:parent-style-name="standard">
      <style:graphic-properties draw:stroke="none" svg:stroke-color="#000000" draw:fill="none" draw:fill-color="#ffffff" fo:min-height="1.047cm"/>
    </style:style>
    <style:style style:name="gr8" style:family="graphic" style:parent-style-name="standard">
      <style:graphic-properties draw:fill-color="#cccc00" draw:opacity="100%" draw:textarea-horizontal-align="center" draw:textarea-vertical-align="middle" draw:shadow-opacity="100%"/>
    </style:style>
    <style:style style:name="gr9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05cm" fo:padding-bottom="0.05cm" fo:padding-left="0.05cm" fo:padding-right="0.05cm"/>
    </style:style>
    <style:style style:name="gr10" style:family="graphic" style:parent-style-name="standard">
      <style:graphic-properties draw:fill-color="#47b8b8" draw:opacity="50%" draw:textarea-horizontal-align="center" draw:textarea-vertical-align="middle" draw:shadow-opacity="50%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26pt" fo:font-weight="bold" style:font-size-asian="26pt" style:font-weight-asian="bold" style:font-size-complex="26pt" style:font-weight-complex="bol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text-align="center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id="id1" draw:layer="layout" svg:width="18.246cm" svg:height="2.097cm" svg:x="4.123cm" svg:y="15.871cm">
          <draw:glue-point draw:id="4" svg:x="-4.998cm" svg:y="-2.603cm"/>
          <draw:glue-point draw:id="5" svg:x="-5cm" svg:y="2.452cm"/>
          <draw:glue-point draw:id="6" svg:x="4.977cm" svg:y="2.496cm"/>
          <draw:glue-point draw:id="7" svg:x="4.977cm" svg:y="-2.465cm"/>
          <text:p text:style-name="P1"><text:span text:style-name="T1">R engine</text:span></text:p>
        </draw:rect>
        <draw:frame draw:style-name="gr2" draw:text-style-name="P3" draw:layer="layout" svg:width="16.594cm" svg:height="1.158cm" svg:x="5.098cm" svg:y="18.135cm">
          <draw:text-box>
            <text:p text:style-name="P1">R engine runs in a separate thread or process</text:p>
          </draw:text-box>
        </draw:frame>
        <draw:line draw:style-name="gr3" draw:text-style-name="P4" draw:layer="layout" svg:x1="1.547cm" svg:y1="15.072cm" svg:x2="25.079cm" svg:y2="15.072cm">
          <text:p/>
        </draw:line>
        <draw:custom-shape draw:style-name="gr4" draw:text-style-name="P4" draw:id="id2" draw:layer="layout" svg:width="9.373cm" svg:height="2.037cm" svg:x="8.557cm" svg:y="12.008cm">
          <text:p text:style-name="P4">R command queue</text:p>
          <text:p text:style-name="P4">and interfac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draw:type="lines" svg:x1="13.246cm" svg:y1="15.871cm" svg:x2="13.243cm" svg:y2="14.045cm" draw:start-shape="id1" draw:start-glue-point="0" draw:end-shape="id2" draw:end-glue-point="2" svg:d="m13246 15871v-501l-3-825v-500">
          <text:p/>
        </draw:connector>
        <draw:rect draw:style-name="gr6" draw:text-style-name="P1" draw:layer="layout" svg:width="16.325cm" svg:height="4.89cm" svg:x="5.319cm" svg:y="5.806cm">
          <text:p text:style-name="P1"><text:span text:style-name="T2">RKWard</text:span></text:p>
          <text:p text:style-name="P1"/>
        </draw:rect>
        <draw:line draw:style-name="gr3" draw:text-style-name="P4" draw:layer="layout" svg:x1="1.688cm" svg:y1="5.474cm" svg:x2="25.135cm" svg:y2="5.475cm">
          <text:p/>
        </draw:line>
        <draw:frame draw:style-name="gr7" draw:text-style-name="P3" draw:layer="layout" svg:width="20.772cm" svg:height="1.047cm" svg:x="3.181cm" svg:y="1.85cm">
          <draw:text-box>
            <text:p text:style-name="P1">R code is generated in a separate thread</text:p>
          </draw:text-box>
        </draw:frame>
        <draw:rect draw:style-name="gr8" draw:text-style-name="P1" draw:id="id4" draw:layer="layout" svg:width="3.583cm" svg:height="1.979cm" svg:x="20.316cm" svg:y="6.24cm">
          <text:p text:style-name="P1">Plugin</text:p>
        </draw:rect>
        <draw:rect draw:style-name="gr8" draw:text-style-name="P1" draw:id="id5" draw:layer="layout" svg:width="3.583cm" svg:height="2.034cm" svg:x="3.146cm" svg:y="6.297cm">
          <text:p text:style-name="P1">Plugin</text:p>
        </draw:rect>
        <draw:connector draw:style-name="gr5" draw:text-style-name="P4" draw:layer="layout" draw:type="lines" svg:x1="22.123cm" svg:y1="4.634cm" svg:x2="22.107cm" svg:y2="6.24cm" draw:start-shape="id3" draw:start-glue-point="2" draw:end-shape="id4" draw:end-glue-point="0" svg:d="m22123 4634v501l-16 604v501">
          <text:p/>
        </draw:connector>
        <draw:connector draw:style-name="gr9" draw:text-style-name="P4" draw:layer="layout" svg:x1="22.107cm" svg:y1="8.219cm" svg:x2="17.93cm" svg:y2="13.026cm" draw:start-shape="id4" draw:start-glue-point="2" draw:end-shape="id2" draw:end-glue-point="1" svg:d="m22107 8219v4807h-4177">
          <text:p/>
        </draw:connector>
        <draw:connector draw:style-name="gr9" draw:text-style-name="P4" draw:layer="layout" svg:x1="4.937cm" svg:y1="8.331cm" svg:x2="8.557cm" svg:y2="13.026cm" draw:start-shape="id5" draw:start-glue-point="2" draw:end-shape="id2" draw:end-glue-point="3" svg:d="m4937 8331v4695h3620">
          <text:p/>
        </draw:connector>
        <draw:custom-shape draw:style-name="gr4" draw:text-style-name="P4" draw:id="id7" draw:layer="layout" svg:width="4.265cm" svg:height="1.412cm" svg:x="5.636cm" svg:y="8.95cm">
          <text:p text:style-name="P4">R Console</text:p>
          <draw:enhanced-geometry svg:viewBox="0 0 21600 21600" draw:type="rectangle" draw:enhanced-path="M 0 0 L 21600 0 21600 21600 0 21600 0 0 Z N"/>
        </draw:custom-shape>
        <draw:custom-shape draw:style-name="gr4" draw:text-style-name="P4" draw:id="id6" draw:layer="layout" svg:width="5.77cm" svg:height="1.462cm" svg:x="10.048cm" svg:y="7.015cm">
          <text:p text:style-name="P4">Script editor(s)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svg:x1="12.933cm" svg:y1="8.477cm" svg:x2="9.901cm" svg:y2="9.656cm" draw:start-shape="id6" draw:start-glue-point="2" draw:end-shape="id7" draw:end-glue-point="1" svg:d="m12933 8477v1179h-3032">
          <text:p/>
        </draw:connector>
        <draw:custom-shape draw:style-name="gr4" draw:text-style-name="P4" draw:id="id8" draw:layer="layout" svg:width="5.014cm" svg:height="1.397cm" svg:x="15.986cm" svg:y="8.922cm">
          <text:p text:style-name="P4">Data editor(s)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line-skew="-0.003cm" svg:x1="18.493cm" svg:y1="10.319cm" svg:x2="13.243cm" svg:y2="12.008cm" draw:start-shape="id8" draw:start-glue-point="2" draw:end-shape="id2" draw:end-glue-point="0" svg:d="m18493 10319v841h-5250v848">
          <text:p/>
        </draw:connector>
        <draw:connector draw:style-name="gr9" draw:text-style-name="P4" draw:layer="layout" svg:x1="7.768cm" svg:y1="10.362cm" svg:x2="13.243cm" svg:y2="12.008cm" draw:start-shape="id7" draw:start-glue-point="2" draw:end-shape="id2" draw:end-glue-point="0" svg:d="m7768 10362v823h5475v823">
          <text:p/>
        </draw:connector>
        <draw:rect draw:style-name="gr10" draw:text-style-name="P1" draw:id="id9" draw:layer="layout" svg:width="6.586cm" svg:height="1.51cm" svg:x="1.632cm" svg:y="3.095cm">
          <text:p text:style-name="P1">QtScript backend</text:p>
        </draw:rect>
        <draw:connector draw:style-name="gr5" draw:text-style-name="P4" draw:layer="layout" draw:type="lines" svg:x1="4.925cm" svg:y1="4.605cm" svg:x2="4.937cm" svg:y2="6.297cm" draw:start-shape="id9" draw:start-glue-point="2" draw:end-shape="id5" svg:d="m4925 4605v501l12 690v501">
          <text:p/>
        </draw:connector>
        <draw:rect draw:style-name="gr10" draw:text-style-name="P1" draw:id="id3" draw:layer="layout" svg:width="6.586cm" svg:height="1.51cm" svg:x="18.83cm" svg:y="3.124cm">
          <text:p text:style-name="P1">QtScript backend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Tahoma, Lucidasans, 'Lucida Sans', 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7" draw:fill-hatch-name="Hatch_20_46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style-name="Negreta" style:font-family-generic="swiss" style:font-pitch="variable" fo:font-size="2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0.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9$Build-9505</meta:generator>
    <meta:creation-date>2004-08-10T16:28:27</meta:creation-date>
    <dc:date>2010-12-17T00:00:10</dc:date>
    <dc:language>en-US</dc:language>
    <meta:editing-cycles>19</meta:editing-cycles>
    <meta:editing-duration>PT01H11M41S</meta:editing-duration>
    <dc:creator>Stefan Rödiger</dc:creator>
    <meta:document-statistic meta:object-count="22"/>
    <meta:user-defined meta:name="Info 1"/>
    <meta:user-defined meta:name="Info 2"/>
    <meta:user-defined meta:name="Info 3"/>
    <meta:user-defined meta:name="Info 4"/>
  </office:meta>
</office:document-meta>
</file>